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37-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31 de Juli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Baterías para vehículos pertenecientes y de uso exclusivo de este Órgano Contralor<text:line-break/>,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THAPON CAR SHOP,C.A, RIF: J-31705116-5, por un monto de Bs. 10.080,00, ubicada en Fundemos 1 Av. Teresen Cruce con Calle Uracoa, Casa N° 488, Local - A, MATURIN ESTADO MONAGAS
<text:line-break/>
<text:line-break/></text:p>
      <text:p text:style-name="P11"/>
      <text:p text:style-name="P5"><text:span text:style-name="T21">En Maturín, a los </text:span><text:span text:style-name="Fuente_20_de_20_párrafo_20_predeter."><text:span text:style-name="T17"><text:s/>treinta y uno (31)</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Juli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